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6cm" svg:height="8.527cm" svg:x="0.04cm" svg:y="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4:58:34.671265820</dc:date>
    <meta:editing-duration>PT5M14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61cm" svg:height="8.528cm" xlink:href="." xlink:type="simple" chart:class="chart:scatter" chart:style-name="ch1">
        <chart:plot-area chart:style-name="ch2" chart:data-source-has-labels="both" svg:x="0.303cm" svg:y="0.17cm" svg:width="14.555cm" svg:height="8.188cm">
          <chart:coordinate-region svg:x="0.845cm" svg:y="0.369cm" svg:width="13.919cm" svg:height="7.7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41857792939701">
                <text:p>0.0941857792939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941857792939704">
                <text:p>0.0941857792939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9418577929397">
                <text:p>-0.09418577929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63525491562422">
                <text:p>-0.463525491562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38668937347608">
                <text:p>-0.638668937347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722630511152572">
                <text:p>-0.722630511152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38668937347608">
                <text:p>-0.638668937347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552186829027018">
                <text:p>-0.552186829027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941857792939699">
                <text:p>-0.0941857792939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941857792939692">
                <text:p>0.0941857792939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281071971878586">
                <text:p>0.281071971878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56135984623037">
                <text:p>0.9561359846230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03740192468496">
                <text:p>0.8037401924684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722630511152574">
                <text:p>0.722630511152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38668937347611">
                <text:p>0.6386689373476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63525491562422">
                <text:p>0.463525491562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81071971878588">
                <text:p>0.281071971878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941857792939701">
                <text:p>0.09418577929397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5.51091059616309E-016">
                <text:p>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